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" table:style-name="ta1">
        <table:shapes>
          <draw:frame draw:z-index="0" draw:style-name="gr1" draw:text-style-name="P1" svg:width="6.2988in" svg:height="3.5429in" svg:x="0.0394in" svg:y="0.0394in">
            <draw:object draw:notify-on-update-of-ranges="wykres.A1:wykres.A1 wykres.A2:wykres.A6 wykres.B1:wykres.B1 wykres.B2:wykres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ekada</text:p>
          </table:table-cell>
          <table:table-cell office:value-type="string" calcext:value-type="string">
            <text:p>Iloś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'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uma:</text:p>
          </table:table-cell>
        </table:table-row>
        <table:table-row table:style-name="ro1">
          <table:table-cell office:value-type="string" calcext:value-type="string">
            <text:p>60'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70'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'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'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wykres.A2:wykres.B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1T17:35:44.523778760</dc:date>
    <meta:editing-duration>PT1M43S</meta:editing-duration>
    <meta:editing-cycles>1</meta:editing-cycles>
    <meta:document-statistic meta:table-count="1" meta:cell-count="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81cm" svg:y="0.316cm" chart:style-name="ch2">
          <text:p>Urodzeni w kolejnych dekadach</text:p>
        </chart:title>
        <chart:legend chart:legend-position="end" svg:x="14.822cm" svg:y="3.205cm" style:legend-expansion="high" chart:style-name="ch3"/>
        <chart:plot-area chart:style-name="ch4" table:cell-range-address="wykres.A1:wykres.B6" chart:data-source-has-labels="both" svg:x="0.32cm" svg:y="1.275cm" svg:width="14.182cm" svg:height="7.545cm">
          <chart:coordinate-region svg:x="3.639cm" svg:y="1.276cm" svg:width="7.544cm" svg:height="7.544cm"/>
          <chart:axis chart:dimension="x" chart:name="primary-x" chart:style-name="ch5" chartooo:axis-type="auto">
            <chartooo:date-scale/>
            <chart:categories table:cell-range-address="wykres.A2:wykre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ykres.B2:wykres.B6" chart:label-cell-address="wykres.B1:wykres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</text:p>
                <draw:g>
                  <svg:desc>wykres.B1:wykr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'</text:p>
                <draw:g>
                  <svg:desc>wykres.A2:wykres.A6</svg:desc>
                </draw:g>
              </table:table-cell>
              <table:table-cell office:value-type="float" office:value="22">
                <text:p>22</text:p>
                <draw:g>
                  <svg:desc>wykres.B2:wykres.B6</svg:desc>
                </draw:g>
              </table:table-cell>
            </table:table-row>
            <table:table-row>
              <table:table-cell office:value-type="string">
                <text:p>60'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'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'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'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